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ext_20_body">
      <style:text-properties officeooo:paragraph-rsid="0015c5b1"/>
    </style:style>
    <style:style style:name="P2" style:family="paragraph" style:parent-style-name="Text_20_body">
      <style:text-properties officeooo:rsid="0015c5b1" officeooo:paragraph-rsid="0015c5b1"/>
    </style:style>
    <style:style style:name="T1" style:family="text">
      <style:text-properties officeooo:rsid="0015c5b1"/>
    </style:style>
    <style:style style:name="T2" style:family="text">
      <style:text-properties officeooo:rsid="0016e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<text:span text:style-name="T1">Maurice</text:span> Götze </text:p>
      <text:p text:style-name="P1">Tisnesvegen 7, 9006 Tromsø</text:p>
      <text:p text:style-name="P1">Dualog AS </text:p>
      <text:p text:style-name="P2">Fredrik Johansen</text:p>
      <text:p text:style-name="P1"><text:span text:style-name="T2">Sjølundvegen 1, 9016</text:span> Tromsø</text:p>
      <text:p text:style-name="Text_20_body">Søknad om utplassering i uke 13 og 14</text:p>
      <text:p text:style-name="Text_20_body">Jeg ønsker herved å søke om praksisplass hos dere i Dualog. Jeg er en motivert og engasjert person på 18 år, som trives med å lære nye ting og samarbeide med andre. For tiden går jeg på Breivang videregående skole, hvor jeg studerer Informasjonsteknologi VG2.</text:p>
      <text:p text:style-name="Text_20_body">Grunnen til at jeg ønsker praksis hos dere, er min store interesse for IT og hvordan teknologi brukes i maritime systemer. Dualog sitt fokus på sikker og pålitelig kommunikasjon for skip er et spennende fagfelt som jeg ønsker å lære mer om. Jeg ser dette som en gyllen mulighet til å få innsikt i hvordan IT-løsninger kan optimalisere drift og sikkerhet innen maritim sektor. I tillegg har jeg hørt at dere planlegger å ekspandere til Tyskland, og jeg kan snakke og skrive tysk flytende. Dette kan være en verdifull ressurs dersom det skulle være behov for språklig eller kulturell forståelse knyttet til ekspansjonen.</text:p>
      <text:p text:style-name="Text_20_body">Jeg har gode ferdigheter innen Python, HTML, CSS og Rust. I tillegg har jeg grunnleggende kunnskap innen CAD, nettverk og serverdrift, samt erfaring med både Linux og Windows, inkludert arbeid med Red Hat Linux og Windows Server. Jeg er rask til å sette meg inn i nye systemer og programvarer og er vant til å jobbe med ulike IT-løsninger.</text:p>
      <text:p text:style-name="Text_20_body">Som person er jeg arbeidsom, nysgjerrig og løsningsorientert. Jeg liker utfordringer og setter pris på muligheten til å utvikle mine ferdigheter gjennom praktisk erfaring. Jeg mener at en praksisperiode hos Dualog vil gi meg verdifull innsikt i bransjen, samtidig som jeg kan bidra med mine kunnskaper og ferdigheter.</text:p>
      <text:p text:style-name="Text_20_body">Jeg håper på en positiv tilbakemelding og stiller gjerne til intervju ved anledning.</text:p>
      <text:p text:style-name="Text_20_body">Med vennlig hilsen</text:p>
      <text:p text:style-name="Text_20_body">Jan <text:span text:style-name="T2">Maurice</text:span> Götz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9T15:42:36.460917758</meta:creation-date>
    <dc:date>2025-03-19T15:49:04.069791465</dc:date>
    <meta:editing-duration>PT6M27S</meta:editing-duration>
    <meta:editing-cycles>2</meta:editing-cycles>
    <meta:generator>LibreOffice/25.2.1.2$Linux_X86_64 LibreOffice_project/520$Build-2</meta:generator>
    <meta:print-date>2025-03-19T15:50:42.349226318</meta:print-date>
    <meta:printed-by>PDF files</meta:printed-by>
    <meta:document-statistic meta:table-count="0" meta:image-count="0" meta:object-count="0" meta:page-count="1" meta:paragraph-count="13" meta:word-count="297" meta:character-count="1786" meta:non-whitespace-character-count="1500"/>
  </office:meta>
</office:document-meta>
</file>